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GUILAR ESCOBAL, ENRIQU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251533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MAZAMAR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791015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GUILAR ESCOBAL, ENRIQUE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251533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791015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4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41426947</text:p>
          </table:table-cell>
          <table:table-cell table:style-name="Tabla2.D3" office:value-type="string">
            <text:p text:style-name="P17">4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7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8T00:01:0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